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haris SIL" svg:font-family="'Charis SIL'"/>
    <style:font-face style:name="IPAPANNEW" svg:font-family="IPAPANNEW"/>
    <style:font-face style:name="Mojikyo M202" svg:font-family="'Mojikyo M202'"/>
    <style:font-face style:name="SimSun-Identity-H" svg:font-family="SimSun-Identity-H"/>
    <style:font-face style:name="宋体" svg:font-family="宋体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haris SIL1" svg:font-family="'Charis SIL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3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Charis SIL1" fo:font-size="10.5pt" fo:language="en" fo:country="US" fo:font-style="normal" fo:text-shadow="none" style:text-underline-style="none" fo:font-weight="normal" style:text-underline-mode="continuous" style:text-line-through-mode="continuous" style:font-name-asian="Charis SIL1" style:font-size-asian="10.5pt" style:language-asian="en" style:country-asian="US" style:font-style-asian="normal" style:font-weight-asian="normal" style:font-name-complex="SimSun-Identity-H" style:font-size-complex="5.94999980926514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Charis SIL1" fo:font-size="10.5pt" fo:language="en" fo:country="US" fo:font-style="normal" fo:text-shadow="none" style:text-underline-style="none" fo:font-weight="normal" style:text-underline-mode="continuous" style:text-line-through-mode="continuous" style:font-name-asian="Charis SIL1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Charis SIL1" fo:language="en" fo:country="US" fo:text-shadow="none" style:text-underline-style="none" fo:font-weight="normal" style:text-underline-mode="continuous" style:text-line-through-mode="continuous" style:font-name-asian="Charis SIL1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Charis SIL1" fo:font-size="11pt" fo:language="en" fo:country="US" fo:font-style="normal" fo:text-shadow="none" style:text-underline-style="none" fo:font-weight="normal" style:text-underline-mode="continuous" style:text-line-through-mode="continuous" style:font-name-asian="Charis SIL1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Charis SIL1" fo:language="en" fo:country="US" fo:font-style="normal" fo:text-shadow="none" style:text-underline-style="none" fo:font-weight="normal" style:text-underline-mode="continuous" style:text-line-through-mode="continuous" style:font-name-asian="Charis SIL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style:font-name="Charis SIL1" style:font-name-asian="Charis SIL1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PAN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position="0% 100%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13" table:default-cell-style-name="ce8"/>
        <table:table-row table:style-name="ro1">
          <table:table-cell table:style-name="ce1" office:value-type="string">
            <text:p>坤</text:p>
          </table:table-cell>
          <table:table-cell table:style-name="ce9" office:value-type="string">
            <text:p>0585</text:p>
          </table:table-cell>
          <table:table-cell table:style-name="ce11" office:value-type="string">
            <text:p>ɕjɨ</text:p>
          </table:table-cell>
          <table:table-cell table:style-name="ce11" office:value-type="string">
            <text:p>2_60</text:p>
          </table:table-cell>
          <table:table-cell office:value-type="string">
            <text:p>草</text:p>
          </table:table-cell>
          <table:table-cell office:value-type="string">
            <text:p>xɕaj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詬</text:p>
          </table:table-cell>
          <table:table-cell table:style-name="ce10" office:value-type="float" office:value="5043">
            <text:p>5043</text:p>
          </table:table-cell>
          <table:table-cell table:style-name="ce12" office:value-type="string">
            <text:p>dzjwɨ</text:p>
          </table:table-cell>
          <table:table-cell table:style-name="ce12" office:value-type="string">
            <text:p>2_28</text:p>
          </table:table-cell>
          <table:table-cell table:style-name="ce14" office:value-type="string">
            <text:p>判</text:p>
          </table:table-cell>
          <table:table-cell office:value-type="string">
            <text:p>rɤmdzɯt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圸</text:p>
          </table:table-cell>
          <table:table-cell table:style-name="ce9" office:value-type="string">
            <text:p>2847</text:p>
          </table:table-cell>
          <table:table-cell table:style-name="ce11" office:value-type="string">
            <text:p>.u.</text:p>
          </table:table-cell>
          <table:table-cell table:style-name="ce11" office:value-type="string">
            <text:p>2_51</text:p>
          </table:table-cell>
          <table:table-cell table:style-name="ce14" office:value-type="string">
            <text:p>擔</text:p>
          </table:table-cell>
          <table:table-cell office:value-type="string">
            <text:p>jqu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罪</text:p>
          </table:table-cell>
          <table:table-cell table:style-name="ce10" office:value-type="string">
            <text:p>0645</text:p>
          </table:table-cell>
          <table:table-cell table:style-name="ce11" office:value-type="string">
            <text:p>.wu</text:p>
          </table:table-cell>
          <table:table-cell table:style-name="ce12" office:value-type="string">
            <text:p>2_51</text:p>
          </table:table-cell>
          <table:table-cell table:style-name="ce14" office:value-type="string">
            <text:p>助</text:p>
          </table:table-cell>
          <table:table-cell office:value-type="string">
            <text:p>qur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垉</text:p>
          </table:table-cell>
          <table:table-cell table:style-name="ce9" office:value-type="float" office:value="2857">
            <text:p>2857</text:p>
          </table:table-cell>
          <table:table-cell table:style-name="ce13" office:value-type="string">
            <text:p>ŋ<text:span text:style-name="T1">o</text:span></text:p>
          </table:table-cell>
          <table:table-cell table:style-name="ce11" office:value-type="string">
            <text:p>2_42</text:p>
          </table:table-cell>
          <table:table-cell table:style-name="ce14" office:value-type="string">
            <text:p>病</text:p>
          </table:table-cell>
          <table:table-cell office:value-type="string">
            <text:p>tɤŋɤm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3" table:number-columns-repeated="3"/>
          <table:table-cell table:number-columns-repeated="4"/>
          <table:table-cell table:style-name="ce3"/>
          <table:table-cell table:number-columns-repeated="1016"/>
        </table:table-row>
        <table:table-row table:style-name="ro3">
          <table:table-cell table:style-name="ce3"/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5"/>
          <table:table-cell table:number-columns-repeated="2"/>
          <table:table-cell table:style-name="ce7"/>
          <table:table-cell table:number-columns-repeated="1020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3"/>
          <table:table-cell table:number-columns-repeated="2"/>
          <table:table-cell table:style-name="ce5"/>
          <table:table-cell table:number-columns-repeated="1020"/>
        </table:table-row>
        <table:table-row table:style-name="ro3">
          <table:table-cell table:style-name="ce6"/>
          <table:table-cell table:number-columns-repeated="6"/>
          <table:table-cell table:style-name="ce6"/>
          <table:table-cell table:number-columns-repeated="1016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7"/>
          <table:table-cell table:number-columns-repeated="2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style-name="Default" table:number-columns-repeated="9"/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8"/>
          <table:table-cell table:style-name="Default"/>
          <table:table-cell table:number-columns-repeated="1013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ce15"/>
          <table:table-cell table:number-columns-repeated="101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3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3" table:number-rows-repeated="74">
          <table:table-cell table:style-name="Default" table:number-columns-repeated="11"/>
          <table:table-cell table:number-columns-repeated="1013"/>
        </table:table-row>
        <table:table-row table:style-name="ro3" table:number-rows-repeated="65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database-ranges>
        <table:database-range table:target-range-address="Feuille1.A1:Feuille1.AMJ6553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haris SIL" svg:font-family="'Charis SIL'"/>
    <style:font-face style:name="IPAPANNEW" svg:font-family="IPAPANNEW"/>
    <style:font-face style:name="Mojikyo M202" svg:font-family="'Mojikyo M202'"/>
    <style:font-face style:name="SimSun-Identity-H" svg:font-family="SimSun-Identity-H"/>
    <style:font-face style:name="宋体" svg:font-family="宋体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haris SIL1" svg:font-family="'Charis SIL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</number:time-style>
    <number:date-style style:name="N164">
      <number:year number:style="long"/>
      <number:text>/</number:text>
      <number:month/>
      <number:text>/</number:text>
      <number:day/>
    </number:date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number number:decimal-places="2" number:min-integer-digits="1" number:grouping="true"/>
      <number:text> € </number:text>
    </number:number-style>
    <number:number-style style:name="N172P1" style:volatile="true">
      <number:text>-</number:text>
      <number:number number:decimal-places="2" number:min-integer-digits="1" number:grouping="true"/>
      <number:text> € </number:text>
    </number:number-style>
    <number:number-style style:name="N172P2" style:volatile="true">
      <number:text> -</number:text>
      <number:number number: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3" number:min-exponent-digits="1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￥</number:text>
      <number:number number:decimal-places="0" number:min-integer-digits="1" number:grouping="true"/>
    </number:number-style>
    <number:number-style style:name="N178">
      <number:text>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￥</number:text>
      <number:number number:decimal-places="0" number:min-integer-digits="1" number:grouping="true"/>
    </number:number-style>
    <number:number-style style:name="N179">
      <style:text-properties fo:color="#ff0000"/>
      <number:text>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￥</number:text>
      <number:number number:decimal-places="2" number:min-integer-digits="1" number:grouping="true"/>
    </number:number-style>
    <number:number-style style:name="N180">
      <number:text>￥-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￥</number:text>
      <number:number number:decimal-places="2" number:min-integer-digits="1" number:grouping="true"/>
    </number:number-style>
    <number:number-style style:name="N181">
      <style:text-properties fo:color="#ff0000"/>
      <number:text>￥-</number:text>
      <number:number number:decimal-places="2" number:min-integer-digits="1" number:grouping="true"/>
      <style:map style:condition="value()&gt;=0" style:apply-style-name="N181P0"/>
    </number:number-style>
    <number:number-style style:name="N182P0" style:volatile="true">
      <number:text> ￥</number:text>
      <number:number number:decimal-places="0" number:min-integer-digits="1" number:grouping="true"/>
      <number:text> </number:text>
    </number:number-style>
    <number:number-style style:name="N182P1" style:volatile="true">
      <number:text> ￥-</number:text>
      <number:number number:decimal-places="0" number:min-integer-digits="1" number:grouping="true"/>
      <number:text> </number:text>
    </number:number-style>
    <number:number-style style:name="N182P2" style:volatile="true">
      <number:text> ￥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￥</number:text>
      <number:number number:decimal-places="2" number:min-integer-digits="1" number:grouping="true"/>
      <number:text> </number:text>
    </number:number-style>
    <number:number-style style:name="N184P1" style:volatile="true">
      <number:text> ￥-</number:text>
      <number:number number:decimal-places="2" number:min-integer-digits="1" number:grouping="true"/>
      <number:text> </number:text>
    </number:number-style>
    <number:number-style style:name="N184P2" style:volatile="true">
      <number:text> ￥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2" number:min-integer-digits="1" number:grouping="true"/>
      <number:text> </number:text>
    </number:number-style>
    <number:number-style style:name="N185P1" style:volatile="true">
      <number:text> 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" style:display-name="常规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" style:display-name="常规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" style:display-name="60 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" style:display-name="60 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" style:display-name="60 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" style:display-name="60 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" style:display-name="60 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" style:display-name="60 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" style:display-name="Avertissemen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" style:display-name="Calcul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" style:display-name="Cellule liée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035cm solid #c0c0c0"/>
    </style:style>
    <style:style style:name="Entrée_20_3" style:display-name="Entrée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" style:display-name="Insatisfaisant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" style:display-name="Satisfaisant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" style:display-name="Sortie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" style:display-name="Texte explicatif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" style:display-name="Titr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" style:display-name="Titre 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" style:display-name="Titre 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" style:display-name="Titre 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" style:display-name="Titre 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" style:display-name="Vérification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" style:display-name="常规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" style:display-name="60 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" style:display-name="60 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" style:display-name="60 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" style:display-name="60 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" style:display-name="60 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" style:display-name="60 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" style:display-name="Avertissemen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" style:display-name="Calcul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" style:display-name="Cellule liée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035cm solid #c0c0c0"/>
    </style:style>
    <style:style style:name="Entrée_20_4" style:display-name="Entrée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" style:display-name="Insatisfaisant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" style:display-name="Neutre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" style:display-name="Satisfaisant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" style:display-name="Sortie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" style:display-name="Texte explicatif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5" style:display-name="Titr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" style:display-name="Titre 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" style:display-name="Titre 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" style:display-name="Titre 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" style:display-name="Titre 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" style:display-name="Vérification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" style:display-name="常规_Sheet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5" style:display-name="60 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5" style:display-name="60 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5" style:display-name="60 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5" style:display-name="60 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5" style:display-name="60 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5" style:display-name="60 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5" style:display-name="Avertissemen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5" style:display-name="Calcul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5" style:display-name="Cellule liée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035cm solid #c0c0c0"/>
    </style:style>
    <style:style style:name="Entrée_20_5" style:display-name="Entrée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5" style:display-name="Insatisfaisant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5" style:display-name="Neutre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5" style:display-name="Satisfaisant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5" style:display-name="Sortie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5" style:display-name="Texte explicatif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6" style:display-name="Titr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5" style:display-name="Titre 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5" style:display-name="Titre 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5" style:display-name="Titre 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5" style:display-name="Titre 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5" style:display-name="Vérification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5" style:display-name="常规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6" style:display-name="60 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6" style:display-name="60 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6" style:display-name="60 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6" style:display-name="60 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6" style:display-name="60 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6" style:display-name="60 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6" style:display-name="Avertissemen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6" style:display-name="Calcul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6" style:display-name="Cellule liée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6" style:display-name="Commentaire 6" style:family="table-cell" style:parent-style-name="Default">
      <style:table-cell-properties fo:background-color="#ffffcc" style:diagonal-bl-tr="none" style:diagonal-tl-br="none" fo:border="0.035cm solid #c0c0c0"/>
    </style:style>
    <style:style style:name="Entrée_20_6" style:display-name="Entrée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6" style:display-name="Insatisfaisant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6" style:display-name="Neutre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6" style:display-name="Satisfaisant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6" style:display-name="Sortie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6" style:display-name="Texte explicatif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7" style:display-name="Titre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6" style:display-name="Titre 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6" style:display-name="Titre 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6" style:display-name="Titre 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6" style:display-name="Titre 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6" style:display-name="Vérification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6" style:display-name="常规_Sheet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7" style:display-name="60 % - Accent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7" style:display-name="60 % - Accent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7" style:display-name="60 % - Accent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7" style:display-name="60 % - 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7" style:display-name="60 % - 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7" style:display-name="60 % - Accent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7" style:display-name="Avertissemen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7" style:display-name="Calcul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7" style:display-name="Cellule liée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7" style:display-name="Commentaire 7" style:family="table-cell" style:parent-style-name="Default">
      <style:table-cell-properties fo:background-color="#ffffcc" style:diagonal-bl-tr="none" style:diagonal-tl-br="none" fo:border="0.035cm solid #c0c0c0"/>
    </style:style>
    <style:style style:name="Entrée_20_7" style:display-name="Entrée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7" style:display-name="Insatisfaisant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7" style:display-name="Neutre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7" style:display-name="Satisfaisant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7" style:display-name="Sortie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7" style:display-name="Texte explicatif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8" style:display-name="Titre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7" style:display-name="Titre 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7" style:display-name="Titre 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7" style:display-name="Titre 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7" style:display-name="Titre 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7" style:display-name="Vérification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7" style:display-name="常规_Sheet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8" style:display-name="60 % - Accent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8" style:display-name="60 % - Accent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8" style:display-name="60 % - Accent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8" style:display-name="60 % - 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8" style:display-name="60 % - 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8" style:display-name="60 % - Accent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8" style:display-name="Avertissemen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8" style:display-name="Calcul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8" style:display-name="Cellule liée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8" style:display-name="Commentaire 8" style:family="table-cell" style:parent-style-name="Default">
      <style:table-cell-properties fo:background-color="#ffffcc" style:diagonal-bl-tr="none" style:diagonal-tl-br="none" fo:border="0.035cm solid #c0c0c0"/>
    </style:style>
    <style:style style:name="Entrée_20_8" style:display-name="Entrée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8" style:display-name="Insatisfaisant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8" style:display-name="Neutre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8" style:display-name="Satisfaisant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8" style:display-name="Sortie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8" style:display-name="Texte explicatif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9" style:display-name="Titre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8" style:display-name="Titre 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8" style:display-name="Titre 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8" style:display-name="Titre 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8" style:display-name="Titre 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8" style:display-name="Vérification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8" style:display-name="常规_Sheet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98cm" fo:margin-right="1.998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98cm" fo:margin-right="1.998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31/08/2016</text:date>, <text:time>17:1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30T12:13:59.82</meta:creation-date>
    <dc:date>2016-08-31T17:18:58.68</dc:date>
    <meta:editing-duration>PT00H54M05S</meta:editing-duration>
    <meta:editing-cycles>22</meta:editing-cycles>
    <meta:generator>OpenOffice.org/3.0$Win32 OpenOffice.org_project/300m15$Build-9379</meta:gener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